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Reader.gener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sourceReader.getMime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Reader.getLastModifie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ourceReader.setupHead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ourceReader.hasRan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Read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Reade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Reader.parameterize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urceReader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Read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Reader.processStream( InputStream inputStream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ResourceReade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